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arial" fo:font-size="6pt" fo:font-weight="normal" officeooo:rsid="00241b37" officeooo:paragraph-rsid="00241b37" style:font-size-asian="6pt" style:font-weight-asian="normal" style:font-size-complex="6pt" style:font-weight-complex="normal"/>
    </style:style>
    <style:style style:name="P2" style:family="paragraph" style:parent-style-name="Preformatted_20_Text">
      <style:text-properties fo:font-size="6pt" style:font-size-asian="6pt" style:font-size-complex="6pt"/>
    </style:style>
    <style:style style:name="P3" style:family="paragraph" style:parent-style-name="Preformatted_20_Text">
      <style:text-properties fo:font-size="6pt" officeooo:paragraph-rsid="0028e52e" style:font-size-asian="6pt" style:font-size-complex="6pt"/>
    </style:style>
    <style:style style:name="P4" style:family="paragraph" style:parent-style-name="Preformatted_20_Text">
      <style:text-properties fo:font-size="6pt" officeooo:rsid="002ba7bb" officeooo:paragraph-rsid="002c40fa" style:font-size-asian="6pt" style:font-size-complex="6pt"/>
    </style:style>
    <style:style style:name="P5" style:family="paragraph" style:parent-style-name="Preformatted_20_Text">
      <style:text-properties fo:font-size="6pt" officeooo:rsid="002ba7bb" officeooo:paragraph-rsid="002e64b1" style:font-size-asian="6pt" style:font-size-complex="6pt"/>
    </style:style>
    <style:style style:name="P6" style:family="paragraph" style:parent-style-name="Preformatted_20_Text">
      <style:paragraph-properties fo:margin-top="0in" fo:margin-bottom="0.1965in" style:contextual-spacing="false"/>
      <style:text-properties fo:font-size="6pt" style:font-size-asian="6pt" style:font-size-complex="6pt"/>
    </style:style>
    <style:style style:name="P7" style:family="paragraph" style:parent-style-name="Preformatted_20_Text">
      <style:paragraph-properties fo:margin-top="0in" fo:margin-bottom="0.1965in" style:contextual-spacing="false"/>
      <style:text-properties fo:font-size="6pt" officeooo:paragraph-rsid="002d3eda" style:font-size-asian="6pt" style:font-size-complex="6pt"/>
    </style:style>
    <style:style style:name="P8" style:family="paragraph" style:parent-style-name="Standard">
      <style:text-properties officeooo:rsid="00159b6b" officeooo:paragraph-rsid="00159b6b"/>
    </style:style>
    <style:style style:name="P9" style:family="paragraph" style:parent-style-name="Standard">
      <style:text-properties fo:font-weight="bold" officeooo:rsid="0016d4a0" officeooo:paragraph-rsid="0016d4a0" style:font-weight-asian="bold" style:font-weight-complex="bold"/>
    </style:style>
    <style:style style:name="P10" style:family="paragraph" style:parent-style-name="Standard">
      <style:text-properties fo:font-weight="bold" officeooo:rsid="001974bf" officeooo:paragraph-rsid="001974bf" style:font-weight-asian="bold" style:font-weight-complex="bold"/>
    </style:style>
    <style:style style:name="P11" style:family="paragraph" style:parent-style-name="Standard">
      <style:text-properties fo:font-weight="bold" officeooo:rsid="001d1dee" officeooo:paragraph-rsid="001d1dee" style:font-weight-asian="bold" style:font-weight-complex="bold"/>
    </style:style>
    <style:style style:name="P12" style:family="paragraph" style:parent-style-name="Standard">
      <style:text-properties fo:font-weight="bold" officeooo:rsid="001d58d5" officeooo:paragraph-rsid="001d58d5" style:font-weight-asian="bold" style:font-weight-complex="bold"/>
    </style:style>
    <style:style style:name="P13" style:family="paragraph" style:parent-style-name="Standard">
      <style:text-properties fo:font-weight="normal" officeooo:rsid="0016d4a0" officeooo:paragraph-rsid="0016d4a0" style:font-weight-asian="normal" style:font-weight-complex="normal"/>
    </style:style>
    <style:style style:name="P14" style:family="paragraph" style:parent-style-name="Standard">
      <style:text-properties fo:font-weight="normal" officeooo:rsid="001974bf" officeooo:paragraph-rsid="001974bf" style:font-weight-asian="normal" style:font-weight-complex="normal"/>
    </style:style>
    <style:style style:name="P15" style:family="paragraph" style:parent-style-name="Standard">
      <style:text-properties fo:font-weight="normal" officeooo:rsid="00198a67" officeooo:paragraph-rsid="00198a67" style:font-weight-asian="normal" style:font-weight-complex="normal"/>
    </style:style>
    <style:style style:name="P16" style:family="paragraph" style:parent-style-name="Standard">
      <style:text-properties fo:font-weight="normal" officeooo:rsid="001a80c7" officeooo:paragraph-rsid="001a80c7" style:font-weight-asian="normal" style:font-weight-complex="normal"/>
    </style:style>
    <style:style style:name="P17" style:family="paragraph" style:parent-style-name="Standard">
      <style:text-properties fo:font-weight="normal" officeooo:rsid="001d1dee" officeooo:paragraph-rsid="001d1dee" style:font-weight-asian="normal" style:font-weight-complex="normal"/>
    </style:style>
    <style:style style:name="P18" style:family="paragraph" style:parent-style-name="Standard">
      <style:text-properties fo:font-weight="normal" officeooo:rsid="001d58d5" officeooo:paragraph-rsid="001d58d5" style:font-weight-asian="normal" style:font-weight-complex="normal"/>
    </style:style>
    <style:style style:name="P19" style:family="paragraph" style:parent-style-name="Standard">
      <style:text-properties fo:font-weight="normal" officeooo:rsid="001d58d5" officeooo:paragraph-rsid="001ee058" style:font-weight-asian="normal" style:font-weight-complex="normal"/>
    </style:style>
    <style:style style:name="P20" style:family="paragraph" style:parent-style-name="Standard">
      <style:text-properties officeooo:paragraph-rsid="001d58d5"/>
    </style:style>
    <style:style style:name="P21" style:family="paragraph" style:parent-style-name="Standard">
      <style:text-properties style:font-name="arial" fo:font-size="10pt" fo:font-weight="normal" officeooo:rsid="001d58d5" officeooo:paragraph-rsid="001ee058" style:font-weight-asian="normal" style:font-weight-complex="normal"/>
    </style:style>
    <style:style style:name="P22" style:family="paragraph" style:parent-style-name="Standard">
      <style:text-properties style:font-name="arial" fo:font-size="10pt" fo:font-weight="normal" officeooo:rsid="00239b26" officeooo:paragraph-rsid="00239b26" style:font-weight-asian="normal" style:font-weight-complex="normal"/>
    </style:style>
    <style:style style:name="P23" style:family="paragraph" style:parent-style-name="Standard">
      <style:text-properties style:font-name="arial" fo:font-size="10pt" fo:font-weight="normal" officeooo:rsid="00241b37" officeooo:paragraph-rsid="00241b37" style:font-weight-asian="normal" style:font-weight-complex="normal"/>
    </style:style>
    <style:style style:name="P24" style:family="paragraph" style:parent-style-name="Standard">
      <style:text-properties style:font-name="arial" fo:font-size="10pt" fo:font-weight="bold" officeooo:rsid="0021a8f0" officeooo:paragraph-rsid="0021a8f0" style:font-weight-asian="bold" style:font-weight-complex="bold"/>
    </style:style>
    <style:style style:name="P25" style:family="paragraph" style:parent-style-name="Standard">
      <style:text-properties style:font-name="arial" fo:font-size="10pt" fo:font-weight="bold" officeooo:rsid="00241b37" officeooo:paragraph-rsid="00241b37" style:font-weight-asian="bold" style:font-weight-complex="bold"/>
    </style:style>
    <style:style style:name="P26" style:family="paragraph" style:parent-style-name="Standard">
      <style:text-properties officeooo:paragraph-rsid="0028e52e"/>
    </style:style>
    <style:style style:name="P27" style:family="paragraph" style:parent-style-name="Standard">
      <style:text-properties fo:font-size="8pt" officeooo:paragraph-rsid="0028e52e" style:font-size-asian="8pt" style:font-size-complex="8pt"/>
    </style:style>
    <style:style style:name="P28" style:family="paragraph" style:parent-style-name="Standard">
      <style:text-properties fo:font-size="8pt" officeooo:rsid="002ba7bb" officeooo:paragraph-rsid="002c40fa" style:font-size-asian="8pt" style:font-size-complex="8pt"/>
    </style:style>
    <style:style style:name="P29" style:family="paragraph" style:parent-style-name="Standard">
      <style:text-properties fo:font-size="8pt" officeooo:rsid="002ba7bb" officeooo:paragraph-rsid="002e64b1" style:font-size-asian="8pt" style:font-size-complex="8pt"/>
    </style:style>
    <style:style style:name="P30" style:family="paragraph" style:parent-style-name="Standard">
      <style:text-properties fo:font-size="8pt" officeooo:rsid="002ba7bb" officeooo:paragraph-rsid="002f9bd5" style:font-size-asian="8pt" style:font-size-complex="8pt"/>
    </style:style>
    <style:style style:name="P31" style:family="paragraph" style:parent-style-name="Standard">
      <style:text-properties fo:font-size="8pt" officeooo:rsid="002f0db0" officeooo:paragraph-rsid="002f0db0" style:font-size-asian="8pt" style:font-size-complex="8pt"/>
    </style:style>
    <style:style style:name="P32" style:family="paragraph" style:parent-style-name="Standard">
      <style:text-properties fo:font-size="12pt" fo:font-weight="normal" officeooo:rsid="002f0db0" officeooo:paragraph-rsid="002f0db0" style:font-size-asian="12pt" style:font-weight-asian="normal" style:font-size-complex="12pt" style:font-weight-complex="normal"/>
    </style:style>
    <style:style style:name="P33" style:family="paragraph" style:parent-style-name="Standard">
      <style:text-properties fo:font-size="12pt" officeooo:rsid="00317d87" officeooo:paragraph-rsid="00317d87" style:font-size-asian="12pt" style:font-size-complex="12pt"/>
    </style:style>
    <style:style style:name="P34" style:family="paragraph" style:parent-style-name="Standard">
      <style:text-properties fo:font-size="12pt" officeooo:rsid="0031a235" officeooo:paragraph-rsid="0031a235" style:font-size-asian="12pt" style:font-size-complex="12pt"/>
    </style:style>
    <style:style style:name="P35" style:family="paragraph" style:parent-style-name="Heading_20_1">
      <style:text-properties fo:font-size="12pt" fo:font-weight="bold" officeooo:rsid="00198a67" officeooo:paragraph-rsid="00198a67" style:font-size-asian="12pt" style:font-weight-asian="bold" style:font-size-complex="12pt" style:font-weight-complex="bold"/>
    </style:style>
    <style:style style:name="T1" style:family="text">
      <style:text-properties style:font-name="arial" fo:font-size="10pt"/>
    </style:style>
    <style:style style:name="T2" style:family="text">
      <style:text-properties style:font-name="arial" fo:font-size="10pt" fo:font-weight="normal" officeooo:rsid="0027336c" style:font-size-asian="6pt" style:font-weight-asian="normal" style:font-size-complex="6pt" style:font-weight-complex="normal"/>
    </style:style>
    <style:style style:name="T3" style:family="text">
      <style:text-properties style:font-name="arial" fo:font-size="10pt" fo:font-weight="normal" officeooo:rsid="00241b37" style:font-size-asian="6pt" style:font-weight-asian="normal" style:font-size-complex="6pt" style:font-weight-complex="normal"/>
    </style:style>
    <style:style style:name="T4" style:family="text">
      <style:text-properties style:font-name="arial" fo:font-size="10pt" fo:font-weight="normal" officeooo:rsid="002c40fa" style:font-size-asian="6pt" style:font-weight-asian="normal" style:font-size-complex="6pt" style:font-weight-complex="normal"/>
    </style:style>
    <style:style style:name="T5" style:family="text">
      <style:text-properties style:font-name="arial" fo:font-size="10pt" fo:font-weight="normal" officeooo:rsid="002e64b1" style:font-size-asian="6pt" style:font-weight-asian="normal" style:font-size-complex="6pt" style:font-weight-complex="normal"/>
    </style:style>
    <style:style style:name="T6" style:family="text">
      <style:text-properties style:font-name="arial" fo:font-size="10pt" fo:font-weight="normal" officeooo:rsid="002f0db0" style:font-size-asian="6pt" style:font-weight-asian="normal" style:font-size-complex="6pt" style:font-weight-complex="normal"/>
    </style:style>
    <style:style style:name="T7" style:family="text">
      <style:text-properties style:font-name="arial" fo:font-size="10pt" officeooo:rsid="001d471a"/>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2e64b1" style:font-weight-asian="normal" style:font-weight-complex="normal"/>
    </style:style>
    <style:style style:name="T10" style:family="text">
      <style:text-properties fo:font-weight="normal" officeooo:rsid="001d58d5" style:font-weight-asian="normal" style:font-weight-complex="normal"/>
    </style:style>
    <style:style style:name="T11" style:family="text">
      <style:text-properties fo:font-weight="bold"/>
    </style:style>
    <style:style style:name="T12" style:family="text">
      <style:text-properties fo:font-weight="bold" officeooo:rsid="001ee058" style:font-weight-asian="bold" style:font-weight-complex="bold"/>
    </style:style>
    <style:style style:name="T13" style:family="text">
      <style:text-properties officeooo:rsid="002733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Kernel Modules</text:p>
      <text:p text:style-name="P13"/>
      <text:p text:style-name="P13">Kernel modules are piece of code, that can be loaded and unloaded from kernel on demand.</text:p>
      <text:p text:style-name="P13">Kernel modules offers an easy way to extend the functionality of the base kernel without having to rebuild or recompile the kernel again.</text:p>
      <text:p text:style-name="P13">The kernel modules will have a .ko extension. On a normal linux system, the kernel modules will reside inside /lib/modules/&lt;kernel_version&gt;/kernel/ directory.</text:p>
      <text:p text:style-name="P13"/>
      <text:p text:style-name="P10">Kernel Programming</text:p>
      <text:p text:style-name="P14"><text:a xlink:type="simple" xlink:href="http://www.thegeekstuff.com/2013/07/write-linux-kernel-module">http://www.thegeekstuff.com/2013/07/write-linux-kernel-module</text:a></text:p>
      <text:p text:style-name="P15"><text:a xlink:type="simple" xlink:href="http://www.tldp.org/LDP/lkmpg/2.6/html/lkmpg.html">http://www.tldp.org/LDP/lkmpg/2.6/html/lkmpg.html</text:a></text:p>
      <text:p text:style-name="P15"/>
      <text:h text:style-name="P35" text:outline-level="1"><text:bookmark text:name="fe03"/>Implementing a system call in Linux Kernel 4.7.1</text:h>
      <text:p text:style-name="P16"><text:a xlink:type="simple" xlink:href="https://medium.com/@ssreehari/implementing-a-system-call-in-linux-kernel-4-7-1-6f98250a8c38#.4jp11zavg">https://medium.com/@ssreehari/implementing-a-system-call-in-linux-kernel-4-7-1-6f98250a8c38#.4jp11zavg</text:a></text:p>
      <text:p text:style-name="P16"/>
      <text:p text:style-name="P11">Interrupts</text:p>
      <text:p text:style-name="P17"><text:span text:style-name="T1">An interrupt is an external or internal event that interrupts the microcontroller to inform it that a device needs its service.</text:span></text:p>
      <text:p text:style-name="P17"><text:span text:style-name="T1"/></text:p>
      <text:p text:style-name="P17"><text:span text:style-name="T1">Interrupts vs. Polling</text:span><text:line-break/>• <text:span text:style-name="T1">A single </text:span><text:span text:style-name="T7">micro-controller</text:span><text:span text:style-name="T1"> can serve several devices.</text:span><text:line-break/><text:span text:style-name="T1">That are two ways to do that: interrupts or polling.</text:span><text:line-break/>• <text:span text:style-name="T1">The program which is associated with the interrupt is called the interrupt service routine (ISR) or interrupt handle</text:span></text:p>
      <text:p text:style-name="P17"/>
      <text:p text:style-name="P12"><text:span text:style-name="T1">Polling</text:span></text:p>
      <text:p text:style-name="P20"><text:span text:style-name="T10">Micro-controller continuously </text:span><text:span text:style-name="T1">monitors the status of a given device. When the condition is met, it performs the device. After that, it moves on to monitor the next device until everyone is serviced. The microcontroller checks all devices in a round robin fashion.</text:span></text:p>
      <text:p text:style-name="P18"/>
      <text:p text:style-name="P19"><text:span text:style-name="T12">ISR:</text:span></text:p>
      <text:p text:style-name="P19"><text:span text:style-name="T1">Interrupt is the signal sent to the micro to mark the event that requires immediate attention. Interrupt is “requesting" the processor to stop to perform the current program and to “make time” to execute a special code. Whenever any device needs its service, the device notifies the microcontroller by sending it an interrupt signal. Upon receiving an interrupt signal, the microcontroller interrupts whatever it is doing and serves the device. The program which is associated with the interrupt is called the interrupt service routine (ISR) or interrupt handler.</text:span> </text:p>
      <text:p text:style-name="P19"/>
      <text:p text:style-name="P21">For every interrupt, there is a fixed location in memory that holds the address of its ISR. The group of memory locations set aside to hold the addresses of ISRs is called the interrupt vector table. You don’t have to know exact locations of these vectors. Compiler does this for you. For examples of how to write ISR for different interrupt sources check out tutorials sections for examples with full source code and detailed explanation.</text:p>
      <text:p text:style-name="P21"/>
      <text:p text:style-name="P24">Segmentation Faults – Pointer Problems</text:p>
      <text:p text:style-name="P22"><text:a xlink:type="simple" xlink:href="http://www.cprogramming.com/debugging/segfaults.html">http://www.cprogramming.com/debugging/segfaults.html</text:a></text:p>
      <text:p text:style-name="P22"/>
      <text:p text:style-name="P22">When your program runs, it has access to certain portions of memory. First, you have local variables in each of your functions; these are stored in the stack. Second, you may have some memory, allocated during runtime (using either malloc, in C, or new, in C++), stored on the heap (you may also hear it called the "free store"). Your program is only allowed to touch memory that belongs to it -- the memory previously mentioned. Any access outside that area will cause a segmentation fault. Segmentation faults are commonly referred to as segfaults. </text:p>
      <text:p text:style-name="P23"><text:soft-page-break/></text:p>
      <text:p text:style-name="P25">Reasons for segmentation faults</text:p>
      <text:p text:style-name="P25"/>
      <text:p text:style-name="P23">1. Dereferencing NULL →<text:span text:style-name="T13"> Easy to Trace</text:span></text:p>
      <text:p text:style-name="P23"/>
      <text:p text:style-name="P1">(gdb) list</text:p>
      <text:p text:style-name="P2">1 <text:s text:c="6"/>void foo()</text:p>
      <text:p text:style-name="P2">2 <text:s text:c="6"/>{</text:p>
      <text:p text:style-name="P2">3 <text:s text:c="10"/>char *x = 0;</text:p>
      <text:p text:style-name="P2">4 <text:s text:c="10"/>*x = 3;</text:p>
      <text:p text:style-name="P2">5 <text:s text:c="6"/>}</text:p>
      <text:p text:style-name="P2">6 <text:s text:c="6"/></text:p>
      <text:p text:style-name="P2">7 <text:s text:c="6"/>int main()</text:p>
      <text:p text:style-name="P2">8 <text:s text:c="6"/>{</text:p>
      <text:p text:style-name="P2">9 <text:s text:c="10"/>foo();</text:p>
      <text:p text:style-name="P2">10 <text:s text:c="9"/>return 0;</text:p>
      <text:p text:style-name="P6">(gdb) </text:p>
      <text:p text:style-name="P1">(gdb) print x</text:p>
      <text:p text:style-name="P6">$1 = 0x0</text:p>
      <text:p text:style-name="P26"><text:span text:style-name="T2">2</text:span><text:span text:style-name="T3">. Dereferencing </text:span>Uninitialized Pointer</text:p>
      <text:p text:style-name="P27">Figuring out whether or not a pointer has been initialized is a bit harder than figuring out whether a pointer is NULL. The best way to avoid using an uninitialized pointer is to set your pointers to NULL when you declare them (or immediately initialize them). That way, if you do use a pointer that hasn't had memory allocated for it, you will immediately be able to tell. </text:p>
      <text:p text:style-name="P27"/>
      <text:p text:style-name="P3">(gdb) print x</text:p>
      <text:p text:style-name="P2">$1 = 0x1e &lt;out of bounds&gt;</text:p>
      <text:p text:style-name="P2">(gdb) print *x</text:p>
      <text:p text:style-name="P6">Cannot access memory at address 0x1e</text:p>
      <text:p text:style-name="P28"><text:span text:style-name="T5">3</text:span><text:span text:style-name="T3">. Dereferencing </text:span><text:span text:style-name="T4">Freed Memory</text:span></text:p>
      <text:p text:style-name="P28"/>
      <text:p text:style-name="P28">This is another tricky bug to find because you're working with memory addresses that look valid. The best way to handle such a situation is again preventative: set your pointer to point to NULL as soon as you've freed it. That way, if you do try to use it later, then you'll have another "dereferencing NULL" bug, which should be much easier to track. <text:line-break/><text:line-break/>Another form of this bug is the problem of dealing with memory that has gone out of scope. If you declare a local array such as</text:p>
      <text:p text:style-name="P28"/>
      <text:p text:style-name="P4">char *return_buffer()</text:p>
      <text:p text:style-name="P2">{</text:p>
      <text:p text:style-name="P2"><text:s text:c="4"/>char x[10];</text:p>
      <text:p text:style-name="P2"><text:s text:c="4"/>strncpy(x, "a string", sizeof(x));</text:p>
      <text:p text:style-name="P2"><text:s text:c="4"/>return x;</text:p>
      <text:p text:style-name="P7">}</text:p>
      <text:p text:style-name="P28">then the array, x, will no longer be valid once the function returns. This is a really tricky bug to find because once again the memory address will look valid when you print it out in GDB. In fact, your code might even work sometimes (or just display weird behavior by printing whatever happens to be on the stack in the location that used to be the memory of the array x). Generally, the way you'll know if you have this kind of bug is that you'll get garbage when you print out the variable even though you know that it's initialized. Watch out for the pointers returned from functions. If that pointer is causing you trouble, check the function and look for whether the pointer is pointing to a <text:span text:style-name="T11">local variable</text:span> in the function. Note that it is perfectly fine to return a pointer to memory allocated in the function using new or malloc, but not to return a pointer to a statically declared array (e.g., char x[10]). </text:p>
      <text:p text:style-name="P28"/>
      <text:p text:style-name="P29"><text:span text:style-name="T5">4</text:span><text:span text:style-name="T3">. </text:span><text:span text:style-name="T5">Writing of at the end of memory – </text:span><text:span text:style-name="T6">out of bounds</text:span></text:p>
      <text:p text:style-name="P31"/>
      <text:p text:style-name="P32">5. Stack Overflow</text:p>
      <text:p text:style-name="P29">A fifth way of causing a segfault is a recursive function that uses all of the stack space. On some systems, this will cause a "stack overflow" report, and on others, it will merely appear as another type of segmentation fault. <text:line-break/></text:p>
      <text:p text:style-name="P29">Typically, you need to analyze your recursive function to make sure that all the base cases (the cases in which the function should not call itself) are covered correctly. For instance, in computing the factorial function </text:p>
      <text:p text:style-name="P29"/>
      <text:p text:style-name="P5">int factorial(int n)</text:p>
      <text:p text:style-name="P2">{</text:p>
      <text:p text:style-name="P2"><text:s text:c="4"/>// What about n &lt; 0?</text:p>
      <text:p text:style-name="P2"><text:s text:c="4"/>if(n == 0)</text:p>
      <text:p text:style-name="P2"><text:s text:c="4"/>{</text:p>
      <text:p text:style-name="P2"><text:s text:c="8"/>return 1;</text:p>
      <text:p text:style-name="P2"><text:s text:c="4"/>}</text:p>
      <text:p text:style-name="P2"><text:s text:c="4"/>return factorial(n-1) * n;</text:p>
      <text:p text:style-name="P6">}</text:p>
      <text:p text:style-name="P30">In this case, the base case of n being zero is covered, but what about n &lt; 0? On "valid" inputs, the function will work fine, but not on "invalid" inputs like -1. </text:p>
      <text:p text:style-name="P30"/>
      <text:p text:style-name="P30"><text:line-break/><text:soft-page-break/>You also have to make sure that your base case is reachable. Even if you have the correct base case, if you don't correctly progress toward the base case, your function will never terminate. </text:p>
      <text:p text:style-name="P29"/>
      <text:p text:style-name="P5">int factorial(int n)</text:p>
      <text:p text:style-name="P2">{</text:p>
      <text:p text:style-name="P2"><text:s text:c="4"/>if(n &lt;= 0)</text:p>
      <text:p text:style-name="P2"><text:s text:c="4"/>{</text:p>
      <text:p text:style-name="P2"><text:s text:c="8"/>return 1;</text:p>
      <text:p text:style-name="P2"><text:s text:c="4"/>}</text:p>
      <text:p text:style-name="P2"><text:s text:c="4"/>// Ooops, we forgot to subtract 1 from n</text:p>
      <text:p text:style-name="P2"><text:s text:c="4"/>return factorial(n) * n;</text:p>
      <text:p text:style-name="P6">}</text:p>
      <text:p text:style-name="P33"><text:span text:style-name="T9">V</text:span><text:span text:style-name="T8">algrind Memory leaks Debugging</text:span></text:p>
      <text:p text:style-name="P33"><text:a xlink:type="simple" xlink:href="http://www.thegeekstuff.com/2011/11/valgrind-memcheck/"><text:span text:style-name="T8">http://www.thegeekstuff.com/2011/11/valgrind-memcheck/</text:span></text:a></text:p>
      <text:p text:style-name="P34"><text:a xlink:type="simple" xlink:href="http://www.cprogramming.com/debugging/valgrind.html"><text:span text:style-name="T8">http://www.cprogramming.com/debugging/valgrind.html</text:span></text:a></text:p>
      <text:p text:style-name="P34"><text:a xlink:type="simple" xlink:href="http://www.cprogramming.com/debugging/segfaults.html"><text:span text:style-name="T8">http://www.cprogramming.com/debugging/segfaults.html</text:span></text:a></text:p>
      <text:p text:style-name="P34"/>
      <text:p text:style-name="P3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5:40:41.775693555</meta:creation-date>
    <dc:date>2017-02-16T19:09:36.843777513</dc:date>
    <meta:editing-duration>PT3H28M21S</meta:editing-duration>
    <meta:editing-cycles>34</meta:editing-cycles>
    <meta:generator>LibreOffice/4.2.8.2$Linux_X86_64 LibreOffice_project/420m0$Build-2</meta:generator>
    <meta:document-statistic meta:table-count="0" meta:image-count="0" meta:object-count="0" meta:page-count="3" meta:paragraph-count="79" meta:word-count="1067" meta:character-count="6567" meta:non-whitespace-character-count="5420"/>
  </office:meta>
</office:document-meta>
</file>